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erWatchdogFactory.ThreadPerWatchdogFactory( ThreadPool theThreadPool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erWatchdogFactory.getWatchdog( WatchdogTarget the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